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8111in" style:rel-column-width="6928*"/>
    </style:style>
    <style:style style:name="Table1.B" style:family="table-column">
      <style:table-column-properties style:column-width="2.1139in" style:rel-column-width="30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9361in" style:rel-column-width="27785*"/>
    </style:style>
    <style:style style:name="Table2.B" style:family="table-column">
      <style:table-column-properties style:column-width="3.9889in" style:rel-column-width="3775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9361in" style:rel-column-width="27785*"/>
    </style:style>
    <style:style style:name="Table3.B" style:family="table-column">
      <style:table-column-properties style:column-width="3.9889in" style:rel-column-width="3775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e539" officeooo:paragraph-rsid="0007e539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e539" officeooo:paragraph-rsid="0007e539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07e539" officeooo:paragraph-rsid="0007e539"/>
    </style:style>
    <style:style style:name="P4" style:family="paragraph" style:parent-style-name="Table_20_Contents">
      <style:text-properties fo:font-weight="bold" officeooo:rsid="0007e539" officeooo:paragraph-rsid="0007e539" style:font-weight-asian="bold" style:font-weight-complex="bold"/>
    </style:style>
    <style:style style:name="P5" style:family="paragraph" style:parent-style-name="Table_20_Contents">
      <style:text-properties fo:font-weight="bold" officeooo:rsid="00085b72" officeooo:paragraph-rsid="00085b72" style:font-weight-asian="bold" style:font-weight-complex="bold"/>
    </style:style>
    <style:style style:name="P6" style:family="paragraph" style:parent-style-name="Table_20_Contents">
      <style:text-properties officeooo:paragraph-rsid="0007e5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5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om et Prenom</text:p>
          </table:table-cell>
          <table:table-cell table:style-name="Table1.B1" office:value-type="string">
            <text:p text:style-name="P4">N. <text:span text:style-name="T2">E</text:span>tudiant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"/>
          </table:table-cell>
        </table:table-row>
      </table:table>
      <text:p text:style-name="P1"/>
      <text:p text:style-name="P1"/>
      <text:p text:style-name="P2">Demo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Compiling / running 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Usability 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"/>
      <text:p text:style-name="P2">Code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pan text:style-name="T1">Cycles</text:span>: Right choice + stop conditions 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<text:span text:style-name="T1">Functions</text:span>: definitions + calling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Variables and Array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Comments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Indentatio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Modularity 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"/>
      <text:p text:style-name="P2">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9:50:13.272531997</meta:creation-date>
    <dc:date>2016-04-19T11:35:10.518314345</dc:date>
    <meta:editing-duration>PT46S</meta:editing-duration>
    <meta:editing-cycles>4</meta:editing-cycles>
    <meta:generator>LibreOffice/4.2.8.2$Linux_X86_64 LibreOffice_project/420m0$Build-2</meta:generator>
    <meta:document-statistic meta:table-count="3" meta:image-count="0" meta:object-count="0" meta:page-count="1" meta:paragraph-count="13" meta:word-count="28" meta:character-count="191" meta:non-whitespace-character-count="169"/>
  </office:meta>
</office:document-meta>
</file>